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5">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alescing_unrolled_spacing_vs_unrolled_group_and_spacing.png </text:p>
      <text:p text:style-name="Standard">Unrolled Spacing</text:p>
      <text:list xml:id="list7698237411" text:style-name="L1">
        <text:list-item>
          <text:p text:style-name="P3">unroll the inner loop such that “spacing = i” performs i reads per loop iteration</text:p>
        </text:list-item>
      </text:list>
      <text:list xml:id="list1668074671" text:style-name="L2">
        <text:list-item>
          <text:p text:style-name="P4">“spacing = 0” performs 1 reads per loop with contiguous parallel reads</text:p>
        </text:list-item>
        <text:list-item>
          <text:p text:style-name="P4">“spacing = 1” performs 2 reads per loop iteration, with noncontiguous (separated by 1 entry / 16 bytes) parallel reads</text:p>
        </text:list-item>
        <text:list-item>
          <text:p text:style-name="P4">Question: Why does spacing = 1 outperform spacing = 0? <text:s/>Is it because loop overhead is more costly than increased number of reads per global memory transaction?</text:p>
        </text:list-item>
      </text:list>
      <text:p text:style-name="Standard"/>
      <text:p text:style-name="Standard">Unrolled Group and Spacing</text:p>
      <text:list xml:id="list627205151" text:continue-list="list7698237411" text:style-name="L1">
        <text:list-item>
          <text:p text:style-name="P3">unroll the inner loop and the global work size (128) of the outer loop, such that “spacing = i” performs 128*(i + 1) reads per loop iteration</text:p>
        </text:list-item>
        <text:list-item>
          <text:p text:style-name="P3">“spacing = 0” performs 128 reads per loop with contiguous parallel reads</text:p>
        </text:list-item>
        <text:list-item>
          <text:p text:style-name="P3">“spacing = 1” performs 256 reads per loop iteration, with noncontiguous (separated by 1 entry / 16 bytes) parallel reads</text:p>
        </text:list-item>
        <text:list-item>
          <text:p text:style-name="P3">spacing = 0 now performs best as expected, like due to reduced loop overhead</text:p>
        </text:list-item>
        <text:list-item>
          <text:p text:style-name="P3">everything performs worse however, likely due to increased instruction cache misses</text:p>
        </text:list-item>
      </text:list>
      <text:p text:style-name="Standard"/>
      <text:p text:style-name="Standard">Summary:</text:p>
      <text:list xml:id="list548865773" text:style-name="L3">
        <text:list-item>
          <text:p text:style-name="P5">Degradation in performance is likely due to increased instruction cache misses (loop unrolling is a trade off between reducing comparison operations, and increasing instruction cache misses)</text:p>
        </text:list-item>
        <text:list-item>
          <text:p text:style-name="P5">Possible use in the future would be to modify the encryption/decryption algorithms and unroll a portion of the encryption loop based on a sufficiently small factor of the encryption input (probably at most the page size, but more likely smaller than that since otherwise we would get the degradation observed here).</text:p>
        </text:list-item>
      </text:list>
      <text:p text:style-name="Standard"/>
      <text:p text:style-name="P1">sample_opencl_aes_sizes.512MB.4_work_groups.preferred_work_group_size.2000ms.coalesced_local_tbox.with_and_without_copy.png</text:p>
      <text:p text:style-name="P6">Summary:</text:p>
      <text:list xml:id="list138538068" text:style-name="L4">
        <text:list-item>
          <text:p text:style-name="P7"><text:span text:style-name="T2">without copy:</text:span> measures just the execution time of running the encryption kernel (doesn't include CPU-GPU copies)</text:p>
        </text:list-item>
        <text:list-item>
          <text:p text:style-name="P7"><text:span text:style-name="T2">with copy same buffer:</text:span> measures the execution time of the encryption kernel in addition to CPU-GPU copies, but its executed multiple times (and at least once) on memory buffer allocated via OpenCL API calls (i.e. any CPU or GPU caches related to the memory buffer should be hot)</text:p>
        </text:list-item>
        <text:list-item>
          <text:p text:style-name="P7"><text:span text:style-name="T2">with copy new buffer:</text:span> measures the execution time of the encryption kernel in addition to CPU-GPU copies, but its executed multiple times with each execution using a new memory buffer (i.e. any CPU or GPU caches related to the memory object should be cold)</text:p>
        </text:list-item>
      </text:list>
      <text:p text:style-name="P6"/>
      <text:p text:style-name="P1"/>
      <text:p text:style-name="P8">sample_memcopy.100_samples.256MB.4_work_groups.2000ms.all.png</text:p>
      <text:p text:style-name="P6">Summary:</text:p>
      <text:list xml:id="list1248478488" text:style-name="L5">
        <text:list-item>
          <text:p text:style-name="P2"><text:span text:style-name="T1">I'm measuring the rate of copying from an input buffer to an output buffer.</text:span></text:p>
        </text:list-item>
        <text:list-item>
          <text:p text:style-name="P2"><text:span text:style-name="T1">Red and blue lines come from the same run. <text:s/>As in the previous graph, using a new input buffer means each timing measurement allocates and uses a new memory buffer.</text:span></text:p>
        </text:list-item>
        <text:list-item>
          <text:p text:style-name="P2"><text:span text:style-name="T1">Comparing the blue (new buffer) and pink (same buffer) lines, we see the CPU-to-GPU copy is ~ 7x faster when using the same buffer</text:span></text:p>
        </text:list-item>
        <text:list-item>
          <text:p text:style-name="P2"><text:span text:style-name="T1">The GPU-to-CPU measurements don't change, presumably because our input buffer is the same as our output buffer, and the CPU or GPU cache is hot for that buff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4-01-07T13:01:46</meta:creation-date>
    <dc:date>2014-01-13T15:30:25</dc:date>
    <dc:creator>James </dc:creator>
    <meta:editing-duration>PT53M58S</meta:editing-duration>
    <meta:editing-cycles>31</meta:editing-cycles>
    <meta:generator>LibreOffice/3.5$Linux_X86_64 LibreOffice_project/350m1$Build-2</meta:generator>
    <meta:document-statistic meta:table-count="0" meta:image-count="0" meta:object-count="0" meta:page-count="2" meta:paragraph-count="26" meta:word-count="469" meta:character-count="2930" meta:non-whitespace-character-count="2502"/>
  </office:meta>
</office:document-meta>
</file>